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officeooo:rsid="00023dda" officeooo:paragraph-rsid="00023dda"/>
    </style:style>
    <style:style style:name="P2" style:family="paragraph" style:parent-style-name="Preformatted_20_Text">
      <style:text-properties officeooo:rsid="0002a312" officeooo:paragraph-rsid="0002a3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��#ࡱ#�################;###��<text:tab/>#############################����####����########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R#o#o#t# #E#n#t#r#y#################################################������������####################################����############################################################################������������####################################����############################################################################������������####################################����############################################################################������������####################################����########</text:p>
      <text:p text:style-name="P1"/>
      <text:p text:style-name="P1"/>
      <text:p text:style-name="P2">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2T21:54:10.134003482</dc:date>
    <dc:creator>guillermo </dc:creator>
    <meta:document-statistic meta:table-count="0" meta:image-count="0" meta:object-count="0" meta:page-count="1" meta:paragraph-count="2" meta:word-count="6" meta:character-count="1534" meta:non-whitespace-character-count="1532"/>
    <meta:generator>LibreOffice/4.2.4.2$Linux_X86_64 LibreOffice_project/420m0$Build-2</meta:generator>
  </office:meta>
</office:document-meta>
</file>